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1"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2"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21"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22"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23"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26"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27"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28"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29"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30"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31"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32"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33"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34"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35"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36"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37"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38"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39"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40"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41"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42"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43"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44"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45"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46"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47"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48"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49"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50"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51"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52"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53" style:family="paragraph" style:parent-style-name="Standard">
      <style:text-properties officeooo:paragraph-rsid="0027bf3d"/>
    </style:style>
    <style:style style:name="P54"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55" style:family="paragraph" style:parent-style-name="Standard">
      <style:paragraph-properties>
        <style:tab-stops>
          <style:tab-stop style:position="0.25in"/>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56"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57" style:family="paragraph" style:parent-style-name="Standard">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58" style:family="paragraph" style:parent-style-name="Standard">
      <style:paragraph-properties>
        <style:tab-stops>
          <style:tab-stop style:position="0.25in"/>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59"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60"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61" style:family="paragraph" style:parent-style-name="Standard">
      <style:paragraph-properties>
        <style:tab-stops>
          <style:tab-stop style:position="0.25in"/>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62"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63"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64"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65"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66"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67" style:family="paragraph" style:parent-style-name="Standard">
      <style:paragraph-properties>
        <style:tab-stops>
          <style:tab-stop style:position="0.25in"/>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68" style:family="paragraph" style:parent-style-name="Standard">
      <style:paragraph-properties>
        <style:tab-stops>
          <style:tab-stop style:position="0.25in"/>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69" style:family="paragraph" style:parent-style-name="Standard">
      <style:paragraph-properties>
        <style:tab-stops>
          <style:tab-stop style:position="0.25in"/>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70"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71"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72"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73"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74"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75"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76"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77"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78" style:family="paragraph" style:parent-style-name="Standard">
      <style:paragraph-properties>
        <style:tab-stops>
          <style:tab-stop style:position="4.8126in"/>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79"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80" style:family="paragraph" style:parent-style-name="Standard">
      <style:paragraph-properties>
        <style:tab-stops>
          <style:tab-stop style:position="4.8126in"/>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81"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82"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83"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84"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85" style:family="paragraph" style:parent-style-name="Standard">
      <style:paragraph-properties>
        <style:tab-stops>
          <style:tab-stop style:position="0.25in"/>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86"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87"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88"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89"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90"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91"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92"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93"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94"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95"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96"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97" style:family="paragraph" style:parent-style-name="Standard">
      <style:text-properties fo:language="es" fo:country="ES" officeooo:paragraph-rsid="0020f4b4"/>
    </style:style>
    <style:style style:name="P98" style:family="paragraph" style:parent-style-name="Standard">
      <style:text-properties fo:language="es" fo:country="ES" officeooo:paragraph-rsid="001c481d"/>
    </style:style>
    <style:style style:name="P99"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0"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1"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02"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03"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04" style:family="paragraph" style:parent-style-name="Standard">
      <style:paragraph-properties>
        <style:tab-stops>
          <style:tab-stop style:position="0.25in"/>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05"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06"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07"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08" style:family="paragraph" style:parent-style-name="Preformatted_20_Text">
      <style:text-properties fo:font-size="12pt" fo:language="ca" fo:country="ES" fo:font-weight="normal" officeooo:rsid="002dc7cf" officeooo:paragraph-rsid="002dc7cf" style:font-size-asian="10.5pt" style:font-weight-asian="normal" style:font-size-complex="12pt" style:font-weight-complex="normal"/>
    </style:style>
    <style:style style:name="P109" style:family="paragraph" style:parent-style-name="Preformatted_20_Text">
      <style:text-properties fo:font-size="12pt" fo:language="ca" fo:country="ES" fo:font-weight="normal" officeooo:rsid="001d94ca" officeooo:paragraph-rsid="001d94ca" style:font-size-asian="10.5pt" style:font-weight-asian="normal" style:font-size-complex="12pt" style:font-weight-complex="normal"/>
    </style:style>
    <style:style style:name="P110"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11"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12"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13" style:family="paragraph" style:parent-style-name="Preformatted_20_Text">
      <style:text-properties fo:font-size="12pt" fo:language="es" fo:country="ES" fo:font-weight="normal" officeooo:rsid="002dc7cf" officeooo:paragraph-rsid="002dc7cf" style:font-size-asian="10.5pt" style:font-weight-asian="normal" style:font-size-complex="12pt" style:font-weight-complex="normal"/>
    </style:style>
    <style:style style:name="P114"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15" style:family="paragraph" style:parent-style-name="Preformatted_20_Text">
      <style:text-properties fo:language="es" fo:country="ES"/>
    </style:style>
    <style:style style:name="P116"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17"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18" style:family="paragraph" style:parent-style-name="Preformatted_20_Text">
      <style:text-properties fo:color="#009900" fo:language="es" fo:country="ES"/>
    </style:style>
    <style:style style:name="P119" style:family="paragraph" style:parent-style-name="Preformatted_20_Text">
      <style:paragraph-properties>
        <style:tab-stops>
          <style:tab-stop style:position="0.25in"/>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0"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21" style:family="paragraph" style:parent-style-name="Preformatted_20_Text">
      <style:text-properties fo:color="#7e0021" fo:language="es" fo:country="ES"/>
    </style:style>
    <style:style style:name="P122" style:family="paragraph" style:parent-style-name="Preformatted_20_Text">
      <style:paragraph-properties fo:margin-top="0in" fo:margin-bottom="0.1965in" style:contextual-spacing="false"/>
    </style:style>
    <style:style style:name="P123" style:family="paragraph" style:parent-style-name="Preformatted_20_Text">
      <style:paragraph-properties fo:margin-top="0in" fo:margin-bottom="0.1965in" style:contextual-spacing="false"/>
      <style:text-properties fo:language="es" fo:country="ES"/>
    </style:style>
    <style:style style:name="P124" style:family="paragraph" style:parent-style-name="Preformatted_20_Text">
      <style:paragraph-properties fo:margin-top="0in" fo:margin-bottom="0.1965in" style:contextual-spacing="false"/>
      <style:text-properties fo:color="#009900" fo:language="es" fo:country="ES"/>
    </style:style>
    <style:style style:name="P125" style:family="paragraph" style:parent-style-name="Preformatted_20_Text">
      <style:paragraph-properties fo:margin-top="0in" fo:margin-bottom="0.1965in"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26" style:family="paragraph" style:parent-style-name="Preformatted_20_Text">
      <style:paragraph-properties fo:margin-top="0in" fo:margin-bottom="0.1965in"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27" style:family="paragraph" style:parent-style-name="Preformatted_20_Text">
      <style:paragraph-properties fo:margin-top="0in" fo:margin-bottom="0.1965in" style:contextual-spacing="false"/>
      <style:text-properties fo:color="#7e0021" fo:language="es" fo:country="ES"/>
    </style:style>
    <style:style style:name="P128" style:family="paragraph" style:parent-style-name="Text_20_body">
      <style:paragraph-properties>
        <style:tab-stops>
          <style:tab-stop style:position="0.25in"/>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129"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30" style:family="paragraph" style:parent-style-name="Text_20_body">
      <style:paragraph-properties>
        <style:tab-stops>
          <style:tab-stop style:position="0.25in"/>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31" style:family="paragraph" style:parent-style-name="Text_20_body">
      <style:paragraph-properties>
        <style:tab-stops>
          <style:tab-stop style:position="0.25in"/>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32" style:family="paragraph" style:parent-style-name="Text_20_body">
      <style:text-properties fo:color="#0000ff" fo:language="es" fo:country="ES" officeooo:paragraph-rsid="001f1bd7"/>
    </style:style>
    <style:style style:name="P133"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34"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35" style:family="paragraph" style:parent-style-name="Heading_20_4">
      <style:paragraph-properties>
        <style:tab-stops>
          <style:tab-stop style:position="0.25in"/>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P136"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137"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138"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139" style:family="paragraph" style:parent-style-name="Standard">
      <style:text-properties fo:font-size="12pt" fo:language="es" fo:country="ES" fo:font-weight="normal" officeooo:rsid="0047bb8f" officeooo:paragraph-rsid="0047bb8f" style:font-size-asian="12pt" style:font-weight-asian="normal" style:font-size-complex="12pt" style:font-weight-complex="normal"/>
    </style:style>
    <style:style style:name="P140"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141" style:family="paragraph" style:parent-style-name="Standard">
      <style:text-properties fo:color="#7e0021" fo:font-size="12pt" fo:language="es" fo:country="ES" fo:font-weight="normal" officeooo:rsid="00499928" officeooo:paragraph-rsid="00499928" style:font-size-asian="10.5pt" style:font-weight-asian="normal" style:font-size-complex="12pt" style:font-weight-complex="normal"/>
    </style:style>
    <style:style style:name="P142"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143" style:family="paragraph" style:parent-style-name="Standard">
      <style:text-properties fo:font-size="16pt" fo:language="es" fo:country="ES" fo:font-weight="bold" officeooo:rsid="004e3de6" officeooo:paragraph-rsid="004e3de6" style:font-size-asian="14pt" style:font-weight-asian="bold" style:font-size-complex="16pt" style:font-weight-complex="bold"/>
    </style:style>
    <style:style style:name="P144"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145" style:family="paragraph" style:parent-style-name="Standard">
      <style:text-properties fo:font-size="16pt" fo:language="es" fo:country="ES" fo:font-weight="bold" officeooo:rsid="00540a20" officeooo:paragraph-rsid="00540a20" style:font-size-asian="16pt" style:font-weight-asian="bold" style:font-size-complex="16pt" style:font-weight-complex="bold"/>
    </style:style>
    <style:style style:name="P146" style:family="paragraph" style:parent-style-name="Standard">
      <style:text-properties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7" style:family="paragraph" style:parent-style-name="Preformatted_20_Text">
      <style:text-properties fo:color="#800000"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8" style:family="paragraph" style:parent-style-name="Preformatted_20_Text">
      <style:text-properties style:use-window-font-color="true"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9" style:family="paragraph" style:parent-style-name="Preformatted_20_Text">
      <style:text-properties style:use-window-font-color="true" style:font-name="Liberation Serif" fo:font-size="12pt" fo:language="es" fo:country="ES" fo:font-weight="normal" officeooo:rsid="004d4b2b" officeooo:paragraph-rsid="004d4b2b" style:font-size-asian="12pt" style:font-weight-asian="normal" style:font-size-complex="12pt" style:font-weight-complex="normal"/>
    </style:style>
    <style:style style:name="P150" style:family="paragraph" style:parent-style-name="Preformatted_20_Text">
      <style:text-properties style:use-window-font-color="true"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51"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52" style:family="paragraph" style:parent-style-name="Preformatted_20_Text">
      <style:text-properties style:use-window-font-color="true" style:font-name="Liberation Serif" fo:font-size="12pt" fo:language="es" fo:country="ES" fo:font-weight="normal" officeooo:rsid="004d4b2b" officeooo:paragraph-rsid="004d4b2b" style:font-size-asian="10.5pt" style:font-weight-asian="normal" style:font-size-complex="12pt" style:font-weight-complex="normal"/>
    </style:style>
    <style:style style:name="P153" style:family="paragraph" style:parent-style-name="Preformatted_20_Text">
      <style:text-properties style:use-window-font-color="true" style:font-name="Liberation Serif" fo:font-size="12pt" fo:language="es" fo:country="ES" fo:font-weight="normal" officeooo:rsid="004dfa51" officeooo:paragraph-rsid="004dfa51" style:font-size-asian="10.5pt" style:font-weight-asian="normal" style:font-size-complex="12pt" style:font-weight-complex="normal"/>
    </style:style>
    <style:style style:name="P154" style:family="paragraph" style:parent-style-name="Preformatted_20_Text">
      <style:text-properties style:use-window-font-color="true"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55" style:family="paragraph" style:parent-style-name="Preformatted_20_Text">
      <style:text-properties style:use-window-font-color="true" style:font-name="Liberation Serif" fo:font-size="12pt" fo:language="es" fo:country="ES" fo:font-weight="bold" officeooo:rsid="004ed612" officeooo:paragraph-rsid="004ed612" style:font-size-asian="12pt" style:font-weight-asian="bold" style:font-size-complex="12pt" style:font-weight-complex="bold"/>
    </style:style>
    <style:style style:name="P156" style:family="paragraph" style:parent-style-name="Preformatted_20_Text">
      <style:text-properties style:use-window-font-color="true" style:font-name="Liberation Serif" fo:font-size="14pt" fo:language="es" fo:country="ES" fo:font-weight="bold" officeooo:rsid="004d4b2b" officeooo:paragraph-rsid="004d4b2b" style:font-size-asian="12.25pt" style:font-weight-asian="bold" style:font-size-complex="14pt" style:font-weight-complex="bold"/>
    </style:style>
    <style:style style:name="P157" style:family="paragraph" style:parent-style-name="Preformatted_20_Text">
      <style:text-properties style:use-window-font-color="true" style:font-name="Liberation Serif" fo:font-size="14pt" fo:language="es" fo:country="ES" fo:font-weight="bold" officeooo:rsid="004e3de6" officeooo:paragraph-rsid="004e3de6" style:font-size-asian="12.25pt" style:font-weight-asian="bold" style:font-size-complex="14pt" style:font-weight-complex="bold"/>
    </style:style>
    <style:style style:name="P158" style:family="paragraph" style:parent-style-name="Preformatted_20_Text">
      <style:text-properties style:use-window-font-color="true" style:font-name="Liberation Serif" fo:font-size="14pt" fo:language="es" fo:country="ES" fo:font-weight="bold" officeooo:rsid="004ed612" officeooo:paragraph-rsid="004ed612" style:font-size-asian="14pt" style:font-weight-asian="bold" style:font-size-complex="14pt" style:font-weight-complex="bold"/>
    </style:style>
    <style:style style:name="P159" style:family="paragraph" style:parent-style-name="Preformatted_20_Text">
      <style:text-properties fo:color="#7e0021"/>
    </style:style>
    <style:style style:name="P160" style:family="paragraph" style:parent-style-name="Preformatted_20_Text">
      <style:text-properties fo:color="#7e0021"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61" style:family="paragraph" style:parent-style-name="Preformatted_20_Text">
      <style:text-properties fo:color="#7e0021"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62" style:family="paragraph" style:parent-style-name="Preformatted_20_Text">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63" style:family="paragraph" style:parent-style-name="Preformatted_20_Text">
      <style:text-properties fo:color="#7e0021"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64" style:family="paragraph" style:parent-style-name="Preformatted_20_Text">
      <style:text-properties fo:color="#7e0021" style:font-name="Liberation Serif" fo:font-size="12pt" style:font-size-asian="12pt" style:font-size-complex="12pt"/>
    </style:style>
    <style:style style:name="P165" style:family="paragraph" style:parent-style-name="Preformatted_20_Text">
      <style:text-properties fo:color="#7e0021" style:font-name="Liberation Serif" fo:font-size="12pt" officeooo:paragraph-rsid="004fe87c" style:font-size-asian="12pt" style:font-size-complex="12pt"/>
    </style:style>
    <style:style style:name="P166" style:family="paragraph" style:parent-style-name="Preformatted_20_Text">
      <style:text-properties style:font-name="Liberation Serif" fo:font-size="12pt" officeooo:paragraph-rsid="004ed612" style:font-size-asian="12pt" style:font-size-complex="12pt"/>
    </style:style>
    <style:style style:name="P167" style:family="paragraph" style:parent-style-name="Preformatted_20_Text">
      <style:text-properties officeooo:paragraph-rsid="004ed612"/>
    </style:style>
    <style:style style:name="P168" style:family="paragraph" style:parent-style-name="Preformatted_20_Text">
      <style:paragraph-properties fo:margin-top="0in" fo:margin-bottom="0.1965in" style:contextual-spacing="false"/>
      <style:text-properties fo:color="#7e0021"/>
    </style:style>
    <style:style style:name="P169" style:family="paragraph" style:parent-style-name="Preformatted_20_Text">
      <style:paragraph-properties fo:margin-top="0in" fo:margin-bottom="0.1965in" style:contextual-spacing="false"/>
      <style:text-properties fo:color="#7e0021" style:font-name="Liberation Serif" fo:font-size="12pt" style:font-size-asian="12pt" style:font-size-complex="12pt"/>
    </style:style>
    <style:style style:name="P170" style:family="paragraph" style:parent-style-name="Preformatted_20_Text">
      <style:paragraph-properties fo:margin-top="0in" fo:margin-bottom="0.1965in" style:contextual-spacing="false"/>
      <style:text-properties fo:color="#7e0021" style:font-name="Liberation Serif" fo:font-size="12pt" officeooo:rsid="004fe87c" officeooo:paragraph-rsid="004fe87c" style:font-size-asian="12pt" style:font-size-complex="12pt"/>
    </style:style>
    <style:style style:name="P171" style:family="paragraph" style:parent-style-name="Preformatted_20_Text">
      <style:paragraph-properties fo:margin-top="0in" fo:margin-bottom="0.1965in" style:contextual-spacing="false"/>
      <style:text-properties fo:color="#7e0021" style:font-name="Liberation Serif" fo:font-size="12pt" fo:font-weight="normal" officeooo:rsid="004fe87c" officeooo:paragraph-rsid="004fe87c" style:font-size-asian="10.5pt" style:font-weight-asian="normal" style:font-size-complex="12pt" style:font-weight-complex="normal"/>
    </style:style>
    <style:style style:name="P172" style:family="paragraph" style:parent-style-name="Preformatted_20_Text">
      <style:paragraph-properties fo:margin-top="0in" fo:margin-bottom="0.1965in" style:contextual-spacing="false"/>
      <style:text-properties fo:color="#7e0021" style:font-name="Liberation Serif" fo:font-size="12pt" fo:font-weight="normal" officeooo:rsid="00540a20" officeooo:paragraph-rsid="00540a20" style:font-size-asian="10.5pt" style:font-weight-asian="normal" style:font-size-complex="12pt" style:font-weight-complex="normal"/>
    </style:style>
    <style:style style:name="P173" style:family="paragraph" style:parent-style-name="Preformatted_20_Text">
      <style:paragraph-properties fo:margin-top="0in" fo:margin-bottom="0.1965in" style:contextual-spacing="false"/>
      <style:text-properties fo:color="#7e0021" officeooo:paragraph-rsid="004fe87c"/>
    </style:style>
    <style:style style:name="P174" style:family="paragraph" style:parent-style-name="Preformatted_20_Text">
      <style:paragraph-properties fo:margin-top="0in" fo:margin-bottom="0.1965in" style:contextual-spacing="false"/>
      <style:text-properties fo:color="#7e0021" officeooo:rsid="0051f201" officeooo:paragraph-rsid="0051f201"/>
    </style:style>
    <style:style style:name="P175" style:family="paragraph" style:parent-style-name="Preformatted_20_Text">
      <style:paragraph-properties fo:margin-top="0in" fo:margin-bottom="0.1965in" style:contextual-spacing="false"/>
      <style:text-properties style:use-window-font-color="true" style:font-name="Liberation Serif" fo:font-size="12pt" officeooo:rsid="004fe87c" officeooo:paragraph-rsid="004fe87c" style:font-size-asian="12pt" style:font-size-complex="12pt"/>
    </style:style>
    <style:style style:name="P176" style:family="paragraph" style:parent-style-name="Preformatted_20_Text">
      <style:paragraph-properties fo:margin-top="0in" fo:margin-bottom="0.1965in" style:contextual-spacing="false"/>
      <style:text-properties style:use-window-font-color="true" style:font-name="Liberation Serif" fo:font-size="12pt" officeooo:rsid="0051f201" officeooo:paragraph-rsid="0051f201" style:font-size-asian="12pt" style:font-size-complex="12pt"/>
    </style:style>
    <style:style style:name="P177"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0.5pt" style:font-weight-asian="normal" style:font-size-complex="12pt" style:font-weight-complex="normal"/>
    </style:style>
    <style:style style:name="P178"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540a20" officeooo:paragraph-rsid="00540a20" style:font-size-asian="10.5pt" style:font-weight-asian="normal" style:font-size-complex="12pt" style:font-weight-complex="normal"/>
    </style:style>
    <style:style style:name="P179"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4fe87c" officeooo:paragraph-rsid="004fe87c" style:font-size-asian="12pt" style:font-weight-asian="normal" style:font-size-complex="12pt" style:font-weight-complex="normal"/>
    </style:style>
    <style:style style:name="P180" style:family="paragraph" style:parent-style-name="Preformatted_20_Text">
      <style:paragraph-properties fo:margin-top="0in" fo:margin-bottom="0.1965in" style:contextual-spacing="false"/>
      <style:text-properties style:use-window-font-color="true" style:font-name="Liberation Serif" fo:font-size="12pt" fo:font-weight="normal" officeooo:rsid="00540a20" officeooo:paragraph-rsid="00540a20" style:font-size-asian="12pt" style:font-weight-asian="normal" style:font-size-complex="12pt" style:font-weight-complex="normal"/>
    </style:style>
    <style:style style:name="P181" style:family="paragraph" style:parent-style-name="Preformatted_20_Text">
      <style:paragraph-properties fo:margin-top="0in" fo:margin-bottom="0.1965in" style:contextual-spacing="false"/>
      <style:text-properties style:use-window-font-color="true" style:font-name="Liberation Serif" fo:font-size="16pt" fo:font-weight="bold" officeooo:rsid="004fe87c" officeooo:paragraph-rsid="004fe87c" style:font-size-asian="14pt" style:font-weight-asian="bold" style:font-size-complex="16pt" style:font-weight-complex="bold"/>
    </style:style>
    <style:style style:name="P182" style:family="paragraph" style:parent-style-name="Preformatted_20_Text">
      <style:paragraph-properties fo:margin-top="0in" fo:margin-bottom="0.1965in" style:contextual-spacing="false"/>
      <style:text-properties style:use-window-font-color="true" style:font-name="Liberation Serif" fo:font-size="16pt" fo:font-weight="bold" officeooo:rsid="005251cd" officeooo:paragraph-rsid="005251cd" style:font-size-asian="14pt" style:font-weight-asian="bold" style:font-size-complex="16pt" style:font-weight-complex="bold"/>
    </style:style>
    <style:style style:name="P183" style:family="paragraph" style:parent-style-name="Preformatted_20_Text">
      <style:paragraph-properties fo:margin-top="0in" fo:margin-bottom="0.1965in" style:contextual-spacing="false"/>
      <style:text-properties style:use-window-font-color="true" style:font-name="Liberation Serif" fo:font-size="16pt" fo:font-weight="bold" officeooo:rsid="00540a20" officeooo:paragraph-rsid="00540a20" style:font-size-asian="14pt" style:font-weight-asian="bold" style:font-size-complex="16pt" style:font-weight-complex="bold"/>
    </style:style>
    <style:style style:name="P184" style:family="paragraph" style:parent-style-name="Preformatted_20_Text">
      <style:paragraph-properties fo:margin-top="0in" fo:margin-bottom="0.1965in" style:contextual-spacing="false"/>
      <style:text-properties style:use-window-font-color="true" style:font-name="Liberation Serif" fo:font-size="14pt" fo:font-weight="bold" officeooo:rsid="004fe87c" officeooo:paragraph-rsid="004fe87c" style:font-size-asian="12.25pt" style:font-weight-asian="bold" style:font-size-complex="14pt" style:font-weight-complex="bold"/>
    </style:style>
    <style:style style:name="P185" style:family="paragraph" style:parent-style-name="Preformatted_20_Text">
      <style:paragraph-properties fo:margin-top="0in" fo:margin-bottom="0.1965in" style:contextual-spacing="false"/>
      <style:text-properties officeooo:paragraph-rsid="004fe87c"/>
    </style:style>
    <style:style style:name="P186" style:family="paragraph" style:parent-style-name="Preformatted_20_Text">
      <style:paragraph-properties fo:margin-top="0in" fo:margin-bottom="0.1965in" style:contextual-spacing="false"/>
      <style:text-properties style:font-name="Liberation Serif" officeooo:paragraph-rsid="004fe87c"/>
    </style:style>
    <style:style style:name="P187" style:family="paragraph" style:parent-style-name="Preformatted_20_Text">
      <style:paragraph-properties fo:margin-top="0in" fo:margin-bottom="0.1965in" style:contextual-spacing="false"/>
      <style:text-properties style:font-name="Liberation Serif" fo:font-size="12pt" officeooo:paragraph-rsid="004fe87c" style:font-size-asian="12pt" style:font-size-complex="12pt"/>
    </style:style>
    <style:style style:name="P188" style:family="paragraph" style:parent-style-name="Preformatted_20_Text">
      <style:paragraph-properties fo:margin-top="0in" fo:margin-bottom="0.1965in" style:contextual-spacing="false"/>
      <style:text-properties style:font-name="Liberation Serif" fo:font-size="12pt" officeooo:rsid="004fe87c" officeooo:paragraph-rsid="004fe87c" style:font-size-asian="12pt" style:font-size-complex="12pt"/>
    </style:style>
    <style:style style:name="P189" style:family="paragraph" style:parent-style-name="Preformatted_20_Text">
      <style:paragraph-properties fo:margin-top="0in" fo:margin-bottom="0.1965in" style:contextual-spacing="false"/>
      <style:text-properties style:font-name="Liberation Serif" fo:font-size="12pt" fo:font-weight="normal" officeooo:rsid="004fe87c" officeooo:paragraph-rsid="004fe87c" style:font-size-asian="10.5pt" style:font-weight-asian="normal" style:font-size-complex="12pt" style:font-weight-complex="normal"/>
    </style:style>
    <style:style style:name="P190" style:family="paragraph" style:parent-style-name="Preformatted_20_Text">
      <style:paragraph-properties fo:margin-top="0in" fo:margin-bottom="0.1965in" style:contextual-spacing="false"/>
      <style:text-properties style:font-name="Liberation Serif" fo:font-size="12pt" fo:font-weight="normal" officeooo:rsid="0051f201" officeooo:paragraph-rsid="0051f201" style:font-size-asian="10.5pt" style:font-weight-asian="normal" style:font-size-complex="12pt" style:font-weight-complex="normal"/>
    </style:style>
    <style:style style:name="P191" style:family="paragraph" style:parent-style-name="Preformatted_20_Text">
      <style:paragraph-properties fo:margin-top="0in" fo:margin-bottom="0.1965in" style:contextual-spacing="false"/>
      <style:text-properties style:font-name="Liberation Serif" fo:font-size="12pt" fo:font-weight="normal" officeooo:rsid="00540a20" officeooo:paragraph-rsid="00540a20" style:font-size-asian="10.5pt" style:font-weight-asian="normal" style:font-size-complex="12pt" style:font-weight-complex="normal"/>
    </style:style>
    <style:style style:name="P192" style:family="paragraph" style:parent-style-name="Preformatted_20_Text">
      <style:paragraph-properties fo:margin-top="0in" fo:margin-bottom="0.1965in" style:contextual-spacing="false"/>
      <style:text-properties style:font-name="Liberation Serif" fo:font-size="12pt" fo:font-weight="normal" officeooo:rsid="00540a20" officeooo:paragraph-rsid="00540a20" style:font-size-asian="12pt" style:font-weight-asian="normal" style:font-size-complex="12pt" style:font-weight-complex="normal"/>
    </style:style>
    <style:style style:name="P193" style:family="paragraph" style:parent-style-name="Preformatted_20_Text">
      <style:paragraph-properties fo:margin-top="0in" fo:margin-bottom="0.1965in" style:contextual-spacing="false"/>
      <style:text-properties style:font-name="Liberation Serif" fo:font-size="14pt" fo:font-weight="bold" officeooo:rsid="004fe87c" officeooo:paragraph-rsid="004fe87c" style:font-size-asian="12.25pt" style:font-weight-asian="bold" style:font-size-complex="14pt" style:font-weight-complex="bold"/>
    </style:style>
    <style:style style:name="P194" style:family="paragraph" style:parent-style-name="Preformatted_20_Text">
      <style:paragraph-properties fo:margin-top="0in" fo:margin-bottom="0.1965in" style:contextual-spacing="false"/>
      <style:text-properties style:font-name="Liberation Serif" fo:font-size="16pt" fo:font-weight="bold" officeooo:rsid="00516284" officeooo:paragraph-rsid="00516284" style:font-size-asian="14pt" style:font-weight-asian="bold" style:font-size-complex="16pt" style:font-weight-complex="bold"/>
    </style:style>
    <style:style style:name="P195" style:family="paragraph" style:parent-style-name="Preformatted_20_Text">
      <style:paragraph-properties fo:margin-top="0in" fo:margin-bottom="0.1965in" style:contextual-spacing="false"/>
      <style:text-properties style:font-name="Liberation Serif" fo:font-size="16pt" fo:font-weight="bold" officeooo:rsid="00540a20" officeooo:paragraph-rsid="00540a20" style:font-size-asian="14pt" style:font-weight-asian="bold" style:font-size-complex="16pt" style:font-weight-complex="bold"/>
    </style:style>
    <style:style style:name="P196" style:family="paragraph" style:parent-style-name="Preformatted_20_Text">
      <style:paragraph-properties fo:margin-top="0in" fo:margin-bottom="0.1965in" style:contextual-spacing="false"/>
      <style:text-properties officeooo:paragraph-rsid="00516284"/>
    </style:style>
    <style:style style:name="P197" style:family="paragraph" style:parent-style-name="Preformatted_20_Text">
      <style:paragraph-properties fo:margin-top="0in" fo:margin-bottom="0.1965in" style:contextual-spacing="false"/>
      <style:text-properties fo:font-size="16pt" fo:font-weight="bold" officeooo:rsid="00540a20" officeooo:paragraph-rsid="00540a20" style:font-size-asian="14pt" style:font-weight-asian="bold" style:font-size-complex="16pt" style:font-weight-complex="bold"/>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s" fo:country="ES" fo:font-weight="normal" officeooo:rsid="0027bf3d" style:font-size-asian="10.5pt" style:font-weight-asian="normal" style:font-size-complex="12pt" style:font-weight-complex="normal"/>
    </style:style>
    <style:style style:name="T4" style:family="text">
      <style:text-properties fo:font-size="12pt" fo:language="es" fo:country="ES"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officeooo:rsid="001fcddf"/>
    </style:style>
    <style:style style:name="T7" style:family="text">
      <style:text-properties fo:color="#0000cc"/>
    </style:style>
    <style:style style:name="T8" style:family="text">
      <style:text-properties fo:color="#0000cc" fo:font-size="12pt" fo:font-weight="normal" officeooo:rsid="0020f4b4" style:font-size-asian="10.5pt" style:font-weight-asian="normal" style:font-size-complex="12pt" style:font-weight-complex="normal"/>
    </style:style>
    <style:style style:name="T9" style:family="text">
      <style:text-properties fo:color="#0000cc" fo:language="es" fo:country="ES"/>
    </style:style>
    <style:style style:name="T10" style:family="text">
      <style:text-properties officeooo:rsid="00298b34"/>
    </style:style>
    <style:style style:name="T11" style:family="text">
      <style:text-properties officeooo:rsid="002ba223"/>
    </style:style>
    <style:style style:name="T12" style:family="text">
      <style:text-properties officeooo:rsid="0037a44e"/>
    </style:style>
    <style:style style:name="T13" style:family="text">
      <style:text-properties officeooo:rsid="003d7910"/>
    </style:style>
    <style:style style:name="T14" style:family="text">
      <style:text-properties fo:font-weight="bold" style:font-weight-asian="bold" style:font-weight-complex="bold"/>
    </style:style>
    <style:style style:name="T15" style:family="text">
      <style:text-properties officeooo:rsid="003e26de"/>
    </style:style>
    <style:style style:name="T16" style:family="text">
      <style:text-properties fo:font-weight="normal" style:font-weight-asian="normal" style:font-weight-complex="normal"/>
    </style:style>
    <style:style style:name="T17" style:family="text">
      <style:text-properties fo:font-weight="normal" officeooo:rsid="00494ca5" style:font-weight-asian="normal" style:font-weight-complex="normal"/>
    </style:style>
    <style:style style:name="T18" style:family="text">
      <style:text-properties officeooo:rsid="00419a96"/>
    </style:style>
    <style:style style:name="T19" style:family="text">
      <style:text-properties fo:color="#0000ff"/>
    </style:style>
    <style:style style:name="T20" style:family="text">
      <style:text-properties fo:color="#0000ff" style:font-name="Liberation Serif" fo:language="es" fo:country="ES" officeooo:rsid="00439041"/>
    </style:style>
    <style:style style:name="T21" style:family="text">
      <style:text-properties style:font-name="Liberation Serif"/>
    </style:style>
    <style:style style:name="T22" style:family="text">
      <style:text-properties style:font-name="Liberation Serif" fo:language="es" fo:country="ES"/>
    </style:style>
    <style:style style:name="T23" style:family="text">
      <style:text-properties officeooo:rsid="00461874"/>
    </style:style>
    <style:style style:name="T24" style:family="text">
      <style:text-properties fo:language="es" fo:country="ES"/>
    </style:style>
    <style:style style:name="T25" style:family="text">
      <style:text-properties officeooo:rsid="00494ca5"/>
    </style:style>
    <style:style style:name="T26" style:family="text">
      <style:text-properties fo:color="#7e0021"/>
    </style:style>
    <style:style style:name="T27" style:family="text">
      <style:text-properties fo:color="#7e0021" fo:language="es" fo:country="ES" fo:font-weight="normal" officeooo:rsid="004ed612" style:font-weight-asian="normal" style:font-weight-complex="normal"/>
    </style:style>
    <style:style style:name="T28" style:family="text">
      <style:text-properties style:use-window-font-color="true" style:font-name="Liberation Serif" fo:font-size="12pt" fo:language="es" fo:country="ES" fo:font-weight="normal" officeooo:rsid="004ed612" style:font-size-asian="12pt" style:font-weight-asian="normal" style:font-size-complex="12pt" style:font-weight-complex="normal"/>
    </style:style>
    <style:style style:name="T29" style:family="text">
      <style:text-properties style:use-window-font-color="true" style:font-name="Liberation Serif" fo:font-size="12pt" fo:font-weight="normal" officeooo:rsid="00516284" style:font-size-asian="10.5pt" style:font-weight-asian="normal" style:font-size-complex="12pt" style:font-weight-complex="normal"/>
    </style:style>
    <style:style style:name="T30" style:family="text">
      <style:text-properties style:use-window-font-color="true" style:font-name="Liberation Serif" fo:font-size="12pt" officeooo:rsid="00516284" style:font-size-asian="12pt" style:font-size-complex="12pt"/>
    </style:style>
    <style:style style:name="T31" style:family="text">
      <style:text-properties officeooo:rsid="004d4b2b"/>
    </style:style>
    <style:style style:name="T32" style:family="text">
      <style:text-properties style:font-name="Liberation Serif" fo:font-size="12pt" fo:font-weight="normal" style:font-size-asian="12pt" style:font-weight-asian="normal" style:font-size-complex="12pt" style:font-weight-complex="normal"/>
    </style:style>
    <style:style style:name="T33" style:family="text">
      <style:text-properties officeooo:rsid="004dfa51"/>
    </style:style>
    <style:style style:name="T34" style:family="text">
      <style:text-properties fo:font-size="14pt" fo:language="es" fo:country="ES" fo:font-weight="bold" officeooo:rsid="0034ab98" style:font-size-asian="12.25pt" style:font-weight-asian="bold" style:font-size-complex="14pt" style:font-weight-complex="bold"/>
    </style:style>
    <style:style style:name="T35" style:family="text">
      <style:text-properties officeooo:rsid="004fe8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Project: (Primeres idees i conceptes)</text:p>
      <text:p text:style-name="P88"/>
      <text:p text:style-name="P145">JSON generator</text:p>
      <text:p text:style-name="P145"><text:a xlink:type="simple" xlink:href="http://www.json-generator.com/"><text:span text:style-name="Source_20_Text">www.json-generator.com/</text:span></text:a></text:p>
      <text:p text:style-name="P145"><text:span text:style-name="Source_20_Text"/></text:p>
      <text:h text:style-name="P133" text:outline-level="3">Centralització de logs JSON en BBDD i post-processat</text:h>
      <text:p text:style-name="P132">Actualment existeixen BBDD pensades per a emmagatzemar documents en format JSON. </text:p>
      <text:p text:style-name="P132">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32">L'estructura d'un sistema com aquest seria:</text:p>
      <text:p text:style-name="P13">Logstash:</text:p>
      <text:p text:style-name="P14">Syslog -</text:p>
      <text:p text:style-name="P14">Rsyslog -</text:p>
      <text:p text:style-name="P14"><text:tab/><text:tab/>Syslog-ng – Logstash – Elastik Search –(ELK)- Kibana </text:p>
      <text:p text:style-name="P14">Syslog-ng -</text:p>
      <text:p text:style-name="P14">Journal -</text:p>
      <text:p text:style-name="P14"/>
      <text:p text:style-name="P11">Logstash: Log máquina de cortar de entrada y <text:span text:style-name="T6">jugador</text:span> <text:span text:style-name="T6">de escritura de salida (output write)</text:span></text:p>
      <text:p text:style-name="P11"><text:bookmark text:name="result_box"/>Elasticsearch: La indexación, almacenamiento y motor de recuperación</text:p>
      <text:p text:style-name="P11">Kibana: visualizador de datos</text:p>
      <text:p text:style-name="P14"/>
      <text:p text:style-name="P72">Mirar compatibilitat entre la versió utilitzada de Elasticsearch i logstash, això comporta problemes ja que kibana requereix la úlitma versio de Elasticsearch, la cual no es del tot compatible amb logstash. </text:p>
      <text:p text:style-name="P72">ALTERNATIVA: </text:p>
      <text:p text:style-name="P97"><text:span text:style-name="T8">-EFK - </text:span><text:span text:style-name="T7">Elasticsearch FluentD Kibana</text:span></text:p>
      <text:p text:style-name="P98"><text:span text:style-name="T1">-</text:span>ERK =&gt; Elasticsearch Rsyslogd Kibana </text:p>
      <text:p text:style-name="P98"/>
      <text:p text:style-name="P98"/>
      <text:p text:style-name="P15">Logstash (Necessita Redit per assegurar la fiabilitat)</text:p>
      <text:p text:style-name="P15"/>
      <text:p text:style-name="P16">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1"><text:a xlink:type="simple" xlink:href="https://github.com/bitly/oauth2_proxy"><text:span text:style-name="T24">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text:soft-page-break/></text:p>
      <text:p text:style-name="P13">Linkedin utilitza ELK – kafka en els seus datacenters</text:p>
      <text:p text:style-name="P13"/>
      <text:p text:style-name="P13"/>
      <text:p text:style-name="P90">Logstash:</text:p>
      <text:p text:style-name="P40"><text:a xlink:type="simple" xlink:href="https://www.elastic.co/guide/en/logstash/current/introduction.html"><text:span text:style-name="T24">https://www.elastic.co/guide/en/logstash/current/introduction.html</text:span></text:a></text:p>
      <text:p text:style-name="P41"><text:a xlink:type="simple" xlink:href="https://www.elastic.co/guide/en/logstash/current/installing-logstash.html"><text:span text:style-name="T24">https://www.elastic.co/guide/en/logstash/current/installing-logstash.html</text:span></text:a></text:p>
      <text:p text:style-name="P43"/>
      <text:p text:style-name="P43">Intalling:</text:p>
      <text:p text:style-name="P110">rpm --import https://packages.elastic.co/GPG-KEY-elasticsearch</text:p>
      <text:p text:style-name="P17"/>
      <text:p text:style-name="P53"><text:span text:style-name="T3">create: </text:span><text:span text:style-name="Source_20_Text"><text:span text:style-name="T24">/etc/yum.repos.d/logstash.repo</text:span></text:span></text:p>
      <text:p text:style-name="P110">[logstash-2.3]</text:p>
      <text:p text:style-name="P115">name=Logstash repository for 2.3.x packages</text:p>
      <text:p text:style-name="P115">baseurl=http://packages.elastic.co/logstash/2.3/centos</text:p>
      <text:p text:style-name="P115">gpgcheck=1</text:p>
      <text:p text:style-name="P115">gpgkey=http://packages.elastic.co/GPG-KEY-elasticsearch</text:p>
      <text:p text:style-name="P123">enabled=1</text:p>
      <text:p text:style-name="P123">yum install logstash</text:p>
      <text:p text:style-name="P91">#Testing</text:p>
      <text:p text:style-name="P114">Probar la configuració per consola:</text:p>
      <text:p text:style-name="P116">bin/logstash -e 'input { stdin { } } output { stdout {} }'</text:p>
      <text:p text:style-name="P91"/>
      <text:p text:style-name="P30">hello world </text:p>
      <text:p text:style-name="P30">2016-04-29T10:16:35.879Z i13 hello world </text:p>
      <text:p text:style-name="P91"/>
      <text:p text:style-name="P92">Configuració avançada:</text:p>
      <text:p text:style-name="P4"><text:a xlink:type="simple" xlink:href="https://www.elastic.co/guide/en/logstash/current/advanced-pipeline.html"><text:span text:style-name="T24">https://www.elastic.co/guide/en/logstash/current/advanced-pipeline.html</text:span></text:a></text:p>
      <text:p text:style-name="P18"/>
      <text:p text:style-name="P18">Input plugin → Filter ?Plugin → Output Plugin</text:p>
      <text:p text:style-name="P36">-<text:span text:style-name="T10">Input y output son obligatoris, filter es opcional.</text:span></text:p>
      <text:p text:style-name="P18"/>
      <text:p text:style-name="P63">Logstash agafa dades d'una font, el filtre transforma aquestes dades I les escriu per l<text:span text:style-name="T11">'</text:span>output indicat.</text:p>
      <text:p text:style-name="P64"/>
      <text:p text:style-name="P64">Al iniciar una instancia logstah, s'indica amb -f el fitxer de configuració que definirà la instancia.</text:p>
      <text:p text:style-name="P18"/>
      <text:p text:style-name="P19">Comprobar la configuració:</text:p>
      <text:p text:style-name="P99">[root@i13 logstash]# logstash -f conf.d/first-pipeline.conf --configtest </text:p>
      <text:p text:style-name="P99">Configuration OK </text:p>
      <text:p text:style-name="P99"/>
      <text:p text:style-name="P100">first-pipeline.conf:</text:p>
      <text:p text:style-name="P117">input {</text:p>
      <text:p text:style-name="P118"><text:s text:c="4"/>file {</text:p>
      <text:p text:style-name="P118"><text:s text:c="8"/>path =&gt; "/Users/palecur/logstash-1.5.2/logstash-tutorial-dataset"</text:p>
      <text:p text:style-name="P118"><text:s text:c="8"/>start_position =&gt; beginning</text:p>
      <text:p text:style-name="P118"><text:s text:c="4"/>}</text:p>
      <text:p text:style-name="P118">}</text:p>
      <text:p text:style-name="P118">filter {</text:p>
      <text:p text:style-name="P118"><text:s text:c="4"/>grok {</text:p>
      <text:p text:style-name="P118"><text:s text:c="8"/>match =&gt; { "message" =&gt; "%{COMBINEDAPACHELOG}"}</text:p>
      <text:p text:style-name="P118"><text:s text:c="4"/>}</text:p>
      <text:p text:style-name="P118"><text:soft-page-break/><text:s text:c="4"/>geoip {</text:p>
      <text:p text:style-name="P118"><text:s text:c="8"/>source =&gt; "clientip"</text:p>
      <text:p text:style-name="P118"><text:s text:c="4"/>}</text:p>
      <text:p text:style-name="P118">}</text:p>
      <text:p text:style-name="P118">output {</text:p>
      <text:p text:style-name="P118"><text:s text:c="4"/>elasticsearch {}</text:p>
      <text:p text:style-name="P118"><text:s text:c="4"/>stdout {}</text:p>
      <text:p text:style-name="P124">}</text:p>
      <text:p text:style-name="P100"/>
      <text:p text:style-name="P100">-Executar per a que ens retorni el format json dels logs indicats:</text:p>
      <text:p text:style-name="P100"/>
      <text:p text:style-name="P101">curl -XGET 'localhost:9200/logstash-2016.05.02/_search?q=response=200' | jq . </text:p>
      <text:p text:style-name="P99"/>
      <text:p text:style-name="P18"/>
      <text:h text:style-name="P134" text:outline-level="3">Multiple Input and Output Plugins</text:h>
      <text:p text:style-name="P129">(FAIL!!!)</text:p>
      <text:p text:style-name="P20">Install filebeat:</text:p>
      <text:p text:style-name="P7"><text:a xlink:type="simple" xlink:href="https://www.elastic.co/guide/en/beats/libbeat/current/setup-repositories.html"><text:span text:style-name="T24">https://www.elastic.co/guide/en/beats/libbeat/current/setup-repositories.html</text:span></text:a></text:p>
      <text:p text:style-name="P20"/>
      <text:p text:style-name="P111">sudo rpm --import https://packages.elastic.co/GPG-KEY-elasticsearch</text:p>
      <text:p text:style-name="P20"/>
      <text:p text:style-name="P111">[beats]</text:p>
      <text:p text:style-name="P115">name=Elastic Beats Repository</text:p>
      <text:p text:style-name="P115">baseurl=https://packages.elastic.co/beats/yum/el/$basearch</text:p>
      <text:p text:style-name="P115">enabled=1</text:p>
      <text:p text:style-name="P115">gpgkey=https://packages.elastic.co/GPG-KEY-elasticsearch</text:p>
      <text:p text:style-name="P123">gpgcheck=1</text:p>
      <text:p text:style-name="P111">sudo yum install filebeat</text:p>
      <text:p text:style-name="P20"/>
      <text:p text:style-name="P65">Filebeat:</text:p>
      <text:p text:style-name="P65">Es una eina lleugera, que recull els logs de fitxers en el servidor I els envía a la instancia logstash per ser procesats. </text:p>
      <text:p text:style-name="P65">El client Filebeat utilitza el protocol Beats per comunicarse amb la instancia logstash.</text:p>
      <text:p text:style-name="P65">Filebeat utilitza els recursos de la màquina que té les dades d'origen, I el plugin Beats minimitza el consum de recursos en la instancia logstash.</text:p>
      <text:p text:style-name="P65">En un us típic filebeat s'executa en una màquina diferent a la que s'està executant la instancia logstash</text:p>
      <text:p text:style-name="P64"/>
      <text:p text:style-name="P21">Escriure info de logstash en un file local:</text:p>
      <text:p text:style-name="P21">output {</text:p>
      <text:p text:style-name="P21"><text:tab/>file {</text:p>
      <text:p text:style-name="P21"><text:s text:c="4"/>path =&gt; /tmp/logs2015-05-03.txt</text:p>
      <text:p text:style-name="P21"><text:tab/>}</text:p>
      <text:p text:style-name="P21">Escriure en elasticsearch configurat en varis nodes:</text:p>
      <text:p text:style-name="P112">output {</text:p>
      <text:p text:style-name="P115"><text:s text:c="4"/>elasticsearch {</text:p>
      <text:p text:style-name="P115"><text:s text:c="8"/>hosts =&gt; ["IP Address 1:port1", "IP Address 2:port2", "IP Address 3"]</text:p>
      <text:p text:style-name="P123"><text:s text:c="4"/>}</text:p>
      <text:p text:style-name="P21"/>
      <text:p text:style-name="P18"><text:soft-page-break/></text:p>
      <text:p text:style-name="P18"/>
      <text:p text:style-name="P89">Stalled Shutdown Detection:</text:p>
      <text:p text:style-name="P22"/>
      <text:p text:style-name="P66">Te que parar tots els plugins d'entrada, filtrat i sortida</text:p>
      <text:p text:style-name="P66">Procesar tots els events que están <text:span text:style-name="T12">inflight </text:span>'al vol'</text:p>
      <text:p text:style-name="P66">Parar el porces logstash</text:p>
      <text:p text:style-name="P66"/>
      <text:p text:style-name="P66">I la duració del procés de tancada de logstash es impredecible, ja que:</text:p>
      <text:p text:style-name="P66"/>
      <text:p text:style-name="P66">Pot haber un plug-in d'entrada que rep les dades mes lentament, un filtre lent, un plug-in de sortida desconectat esperant a connectar-se per eliminar els events que estàn 'al vol'.</text:p>
      <text:p text:style-name="P66"/>
      <text:p text:style-name="P66">Logstash però, te un mecanisme de detecció, ja que analitza la tubería I plugins durant l'apagat. I proporciona diariament informació sobre el recompte d'events inflight en les cues internes. I una llista de subprocesos de treballs ocupats.</text:p>
      <text:p text:style-name="P66"/>
      <text:p text:style-name="P73">Amb la opció al executar logstash:</text:p>
      <text:p text:style-name="P56">--allow-unsafe-shutdown</text:p>
      <text:p text:style-name="P73">Habilitem que logstash s'interrompi a la força en el cas de un apagat estancat.</text:p>
      <text:p text:style-name="P93"/>
      <text:p text:style-name="P44">Stall Detection Example:</text:p>
      <text:p text:style-name="P45"/>
      <text:p text:style-name="P74">Al executarse amb la flag '–allow-unsafe-shutdown', aquesta execució de filtre lent, evita que la tubería logstash tanqui directament, així al sortir amb ctrl+c resulta que es perden events.</text:p>
      <text:p text:style-name="P102">logstash -e 'input { generator { } } filter { ruby { code =&gt; "sleep 10000" } } \</text:p>
      <text:p text:style-name="P125"><text:s text:c="21"/>output { stdout { codec =&gt; dots } }' -w 1 --allow-unsafe-shutdown</text:p>
      <text:p text:style-name="P83">Quant aquesta opció no està activada, logstash continua funcionant I produeixinformes periodicament.</text:p>
      <text:p text:style-name="P93"/>
      <text:p text:style-name="P94">Logstash Processing Pipeline:</text:p>
      <text:p text:style-name="P9"><text:a xlink:type="simple" xlink:href="https://www.elastic.co/guide/en/logstash/current/pipeline.html#pipeline"><text:span text:style-name="T24">https://www.elastic.co/guide/en/logstash/current/pipeline.html#pipeline</text:span></text:a></text:p>
      <text:p text:style-name="P10"><text:a xlink:type="simple" xlink:href="https://www.adictosaltrabajo.com/tutoriales/logstash/"><text:span text:style-name="T24">https://www.adictosaltrabajo.com/tutoriales/logstash/</text:span></text:a></text:p>
      <text:p text:style-name="P23"/>
      <text:p text:style-name="P74">Procesament en paral·lel:</text:p>
      <text:p text:style-name="P76">Consta de 3 etapes: input – filter – output:</text:p>
      <text:p text:style-name="P76"/>
      <text:p text:style-name="P76">input: Genera events</text:p>
      <text:p text:style-name="P76">filter: Permet modificar els events</text:p>
      <text:p text:style-name="P76">output: Envía els events al lloc indicats</text:p>
      <text:p text:style-name="P76"/>
      <text:p text:style-name="P76">input I output representen els codecs que permeten codificar/decodificar les dades a mesura que entren o surten de la tubería, sense usar filtres.</text:p>
      <text:p text:style-name="P24"/>
      <text:p text:style-name="P46">Input</text:p>
      <text:p text:style-name="P8"><text:a xlink:type="simple" xlink:href="https://www.elastic.co/guide/en/logstash/current/pipeline.html#_inputs"><text:span text:style-name="T24">https://www.elastic.co/guide/en/logstash/current/pipeline.html#_inputs</text:span></text:a></text:p>
      <text:p text:style-name="P8"><text:a xlink:type="simple" xlink:href="https://www.elastic.co/guide/en/logstash/current/input-plugins.html"><text:span text:style-name="T24">https://www.elastic.co/guide/en/logstash/current/input-plugins.html</text:span></text:a></text:p>
      <text:p text:style-name="P77"/>
      <text:p text:style-name="P76">S'utilitza per obtenir dades en logstash, les entrades mes utilitzades son:</text:p>
      <text:p text:style-name="P76"><text:soft-page-break/></text:p>
      <text:p text:style-name="P76">-file: Llegeix d'un fitxer del sistema (example.log)</text:p>
      <text:p text:style-name="P76">-syslog: Llegeix del port well-konwn 514, <text:span text:style-name="T13">per els misatges de registre del sistema.</text:span></text:p>
      <text:p text:style-name="P71"><text:a xlink:type="simple" xlink:href="https://www.elastic.co/guide/en/logstash/current/plugins-inputs-syslog.html"><text:span text:style-name="T24">https://www.elastic.co/guide/en/logstash/current/plugins-inputs-syslog.html</text:span></text:a></text:p>
      <text:p text:style-name="P79"/>
      <text:p text:style-name="P76">-<text:span text:style-name="T13">redis: Llegeix des d'un servidor redis, utilitzant canals I llistes de redis, Redis acostuma a utilitzarse com un intermediari en una instal·lació centralitzada logstash,i posa en cua els events logsatsh de cargadors remots.</text:span></text:p>
      <text:p text:style-name="P76">-<text:span text:style-name="T13">beats: Procesa els events enviats per Filebeat. https://www.elastic.co/downloads/beats/filebeat</text:span></text:p>
      <text:p text:style-name="P37"/>
      <text:p text:style-name="P23"/>
      <text:p text:style-name="P47">Filters</text:p>
      <text:p text:style-name="P42"><text:a xlink:type="simple" xlink:href="https://www.elastic.co/guide/en/logstash/current/filter-plugins.html"><text:span text:style-name="T4">https://www.elastic.co/guide/en/logstash/current/filter-plugins.html</text:span></text:a></text:p>
      <text:p text:style-name="P48"/>
      <text:p text:style-name="P78">Son dispositius de procesament intermediaris en logsatsh, Configuren un event si cumpleix els requisits. Exemples:</text:p>
      <text:p text:style-name="P78"/>
      <text:p text:style-name="P78">-grok: Analitza I estructura el text, <text:span text:style-name="T14">Es la millor eina de logstash per convertir els logs no estructurats en algo estructurat I consultable. </text:span></text:p>
      <text:p text:style-name="P78">-mutate: Permet realitzar tranformacions en els camps d'events, cambiar nom, eliminar...</text:p>
      <text:p text:style-name="P78">-drop: Elimina completament un event, per exemple debug events.</text:p>
      <text:p text:style-name="P78">-clone: realitza una copia d'un event, <text:span text:style-name="T15">afegint o treient camps</text:span></text:p>
      <text:p text:style-name="P80">-geoip: Afegeix informacio de la localització de la IP. (A mes mostra grafiques en Kibana).</text:p>
      <text:p text:style-name="P23"/>
      <text:p text:style-name="P49">Outputs:</text:p>
      <text:p text:style-name="P9"><text:a xlink:type="simple" xlink:href="https://www.elastic.co/guide/en/logstash/current/output-plugins.html"><text:span text:style-name="T24">https://www.elastic.co/guide/en/logstash/current/output-plugins.html</text:span></text:a></text:p>
      <text:p text:style-name="P25"/>
      <text:p text:style-name="P81">Es la fase final de logstash, un event pot pasar a través de múltiples outputs, però cuan el procés de output es completa, l'event finalitza la seva execució. Exemples:</text:p>
      <text:p text:style-name="P81"/>
      <text:p text:style-name="P81">-elasticsearch: Enviar dades d'events a elasticsearch. Dades guardades en un format eficient, facilment consultable...</text:p>
      <text:p text:style-name="P81">-file: Escriu l'event en un fitxer de disc</text:p>
      <text:p text:style-name="P9"><text:span text:style-name="T9">-graphite: Envía els events a graphite. </text:span><text:a xlink:type="simple" xlink:href="http://graphite.wikidot.com/"><text:span text:style-name="T24">http://graphite.wikidot.com/</text:span></text:a></text:p>
      <text:p text:style-name="P81">-statsd: Envía les dades de events a statsd, </text:p>
      <text:p text:style-name="P23"/>
      <text:p text:style-name="P49">Codecs</text:p>
      <text:p text:style-name="P9"><text:a xlink:type="simple" xlink:href="https://www.elastic.co/guide/en/logstash/current/codec-plugins.html"><text:span text:style-name="T24">https://www.elastic.co/guide/en/logstash/current/codec-plugins.html</text:span></text:a></text:p>
      <text:p text:style-name="P25"/>
      <text:p text:style-name="P81">Son fluxes de filtratge que poden funcionar com a part de input o output, permeten separar el tranport dels missatges des <text:s/>del procés de serialització. <text:span text:style-name="T23">S'utilitza cuan els logs no venen en text pla.</text:span> Exemples:</text:p>
      <text:p text:style-name="P81"/>
      <text:p text:style-name="P9"><text:span text:style-name="T9">-JSON: Codifica o decodfica dades en format json. </text:span><text:span text:style-name="T24"><text:s/></text:span><text:a xlink:type="simple" xlink:href="https://www.elastic.co/guide/en/logstash/current/plugins-codecs-json.html">https://www.elastic.co/guide/en/logstash/current/plugins-codecs-json.html</text:a></text:p>
      <text:p text:style-name="P25"/>
      <text:p text:style-name="P81">-multiline: Combina varies lineas d'events de text, amb excepció de Javai la pila de missatges de seguiment en un únic event. </text:p>
      <text:p text:style-name="P25"><text:s/></text:p>
      <text:p text:style-name="P49">Fault Tolerance:</text:p>
      <text:p text:style-name="P81">Logstash manté tots els events principals en la memória principal durant el procesament, I repon a <text:soft-page-break/>un SIGTERM al intentar parar entrades, <text:span text:style-name="T18">I es queda a l'espera d'events per acabar abans de pararse.</text:span></text:p>
      <text:p text:style-name="P82">Quan la tubería no es pot tancar, degut a un output o filtre atascat, logstash espera indefinidament, per exemple:</text:p>
      <text:p text:style-name="P82">Quan la s'envia la sortida a una base de dades inaccesible per logstash, es queda esperant indefinidament després de rebre el signterm.</text:p>
      <text:p text:style-name="P82">Per que logstash detecti aquestes situacions, es pot executar amb la flag:</text:p>
      <text:p text:style-name="P75"/>
      <text:p text:style-name="P103">logstash -e 'input { generator { } } filter { ruby { code =&gt; "sleep 10000" } } \</text:p>
      <text:p text:style-name="P126"><text:s text:c="21"/>output { stdout { codec =&gt; dots } }' -w 1 <text:span text:style-name="T14">--allow-unsafe-shutdown</text:span></text:p>
      <text:p text:style-name="P84">En aquest cas detecta aquestes situacions, I atura la tubería parada. </text:p>
      <text:p text:style-name="P84"/>
      <text:p text:style-name="P84">AVIS: Aix força kills del procés logstash, per tant pot comportar perdua de dades. Per tant sempre que sigui possible es millor apagar logstash de manera segura.</text:p>
      <text:p text:style-name="P84"/>
      <text:p text:style-name="P104">Execution Model</text:p>
      <text:p text:style-name="P85"/>
      <text:p text:style-name="P67">El model d'execució de logstash combina l'execució de inputs, filtres I outputs,.</text:p>
      <text:p text:style-name="P67">En l'actual versió de logstash (2.3), el procés de filtratge I sortida es realitza en la mateixa etapa, en versions anteriors eran etapes diferents. Aixo millora el rendiment. <text:s/></text:p>
      <text:p text:style-name="P67">Logstash ara es una tubería de micro-difusió, que es mes eficient que enfocar-ho tot d'una sola vegada.</text:p>
      <text:p text:style-name="P67"/>
      <text:p text:style-name="P68">Cada instrucció input del file de logstash, s'executa en el seu propi subproces.</text:p>
      <text:p text:style-name="P68">Els Inputs escriuen events en una aplicació Java SynchronousQueue comú.</text:p>
      <text:p text:style-name="P68">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68"/>
      <text:p text:style-name="P68">Codi d'exemple de de fluxe de process:</text:p>
      <text:p text:style-name="P57"/>
      <text:p text:style-name="P119">synchronous_queue = SynchronousQueue.new</text:p>
      <text:p text:style-name="P121">inputs.each do |input|</text:p>
      <text:p text:style-name="P121"><text:s text:c="2"/>Thread.new do</text:p>
      <text:p text:style-name="P121"><text:s text:c="4"/>input.run(synchronous_queue)</text:p>
      <text:p text:style-name="P121"><text:s text:c="2"/>end</text:p>
      <text:p text:style-name="P121">end</text:p>
      <text:p text:style-name="P121">num_pipeline_workers.times do</text:p>
      <text:p text:style-name="P121"><text:s text:c="2"/>Thread.new do</text:p>
      <text:p text:style-name="P121"><text:s text:c="4"/>while true</text:p>
      <text:p text:style-name="P121"><text:s text:c="6"/>batch = take_batch(synchronous_queue, batch_size, batch_delay)</text:p>
      <text:p text:style-name="P121"><text:s text:c="6"/>output_batch(filter_batch(batch))</text:p>
      <text:p text:style-name="P121"><text:s text:c="4"/>end</text:p>
      <text:p text:style-name="P121"><text:s text:c="2"/>end</text:p>
      <text:p text:style-name="P121">end</text:p>
      <text:p text:style-name="P127">wait_for_threads_to_terminate()</text:p>
      <text:p text:style-name="P68">Hi ha tres opcions configurables a la tubería:</text:p>
      <text:p text:style-name="P57">--pip<text:span text:style-name="T21">eline-workers, --pipeline-batch-size, and –pipeline-batch-delay</text:span></text:p>
      <text:p text:style-name="P61"/>
      <text:p text:style-name="P61">--pipeline-workers o -w: <text:span text:style-name="T19">Determina cuants subprocesos s'executen durant el filtratge I l'output. Si els events son backups o el procesador no està saturat convindría aumentar aquest parametre els valors son números enters positius. </text:span></text:p>
      <text:p text:style-name="P61"><text:soft-page-break/></text:p>
      <text:p text:style-name="P54"><text:span text:style-name="Source_20_Text"><text:span text:style-name="T22">--pipeline-batch-size o -b: </text:span></text:span><text:span text:style-name="Source_20_Text"><text:span text:style-name="T20">Defineix el número màxim d'events en un subproces de treball individual que recull abans de intentar executar els filters I outputs. </text:span></text:span></text:p>
      <text:p text:style-name="P55"><text:span text:style-name="Source_20_Text"><text:span text:style-name="T20">Generalment son mes eficients els lots de gran tamany, tot I que aumenten la sobrecàrrega de memòria.</text:span></text:span></text:p>
      <text:p text:style-name="P55"><text:span text:style-name="Source_20_Text"><text:span text:style-name="T20">L'ouput elasticsearch emet grans cantitats de solicituds per cada lor rebut, Amb -b es pot ajustar la mida de les peticions enviades a Elastic.</text:span></text:span></text:p>
      <text:p text:style-name="P57"/>
      <text:p text:style-name="P58">--pipeline-batch-delay: <text:span text:style-name="T19">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58"/>
      <text:h text:style-name="P135" text:outline-level="4"><text:bookmark text:name="_notes_on_pipeline_configuration_and_performance"/>Notes on Pipeline Configuration and Performance</text:h>
      <text:p text:style-name="P128"><text:a xlink:type="simple" xlink:href="https://www.elastic.co/guide/en/logstash/current/pipeline.html#_notes_on_pipeline_configuration_and_performance"><text:span text:style-name="T4">https://www.elastic.co/guide/en/logstash/current/pipeline.html#_notes_on_pipeline_configuration_and_performance</text:span></text:a></text:p>
      <text:p text:style-name="P131">El número total d'events inflight es determina per les opcions explicades anteriorment, aquest producte es coneix com el count flight. </text:p>
      <text:p text:style-name="P130"/>
      <text:p text:style-name="P69"/>
      <text:p text:style-name="P23"/>
      <text:p text:style-name="P93"/>
      <text:p text:style-name="P93">Elasticsearch:</text:p>
      <text:p text:style-name="P10"><text:a xlink:type="simple" xlink:href="https://www.elastic.co/guide/en/elasticsearch/reference/current/index.html"><text:span text:style-name="T24">https://www.elastic.co/guide/en/elasticsearch/reference/current/index.html</text:span></text:a></text:p>
      <text:p text:style-name="P86"><text:a xlink:type="simple" xlink:href="https://www.adictosaltrabajo.com/tutoriales/integracion-de-elasticsearch-con-spring-mysql/"><text:span text:style-name="T4">https://www.adictosaltrabajo.com/tutoriales/integracion-de-elasticsearch-con-spring-mysql/</text:span></text:a></text:p>
      <text:p text:style-name="P143"/>
      <text:p text:style-name="P143">Estructura Ordres:</text:p>
      <text:p text:style-name="P161">curl -X&lt;REST Verb&gt; &lt;Node&gt;:&lt;Port&gt;/&lt;Index&gt;/&lt;Type&gt;/&lt;ID&gt;</text:p>
      <text:p text:style-name="P143"><text:s/></text:p>
      <text:p text:style-name="P139"><text:span text:style-name="T19">Es un servidor de busqueda basado en apache.</text:span></text:p>
      <text:p text:style-name="P70">Para ser usado necesitamos tener instalada una versión reciente java, preferiblemente la última.</text:p>
      <text:p text:style-name="P31"/>
      <text:p text:style-name="P32">Interficie gràfica:</text:p>
      <text:p text:style-name="P59">ln -s /usr/share/elasticsearch/bin/plugin /bin/plugin </text:p>
      <text:p text:style-name="P59">plugin -install mobz/elasticsearch-head </text:p>
      <text:p text:style-name="P32"><text:a xlink:type="simple" xlink:href="http://localhost:9200/_plugin/head/">http://localhost:9200/_plugin/head/</text:a></text:p>
      <text:p text:style-name="P33"/>
      <text:p text:style-name="P52">Conceptos básicos:</text:p>
      <text:p text:style-name="P34"/>
      <text:p text:style-name="P34">-<text:span text:style-name="T14">Clúster:</text:span> Un grupo de uno o más nodos (servers), el nombre del cluster por defecto es <text:span text:style-name="T14">elasticsearch.</text:span></text:p>
      <text:p text:style-name="P38"/>
      <text:p text:style-name="P38">-Node: <text:span text:style-name="T16">Un node que forma part del cluster, almacena los datos y participa en las capacidades de indexación y búsqueda del clúster. Se identifica por un nombre. Se pueden unir a un cluster concreto a través del nombre del cluster. Por defecto, estos se uniran al cluster llamado elasticsearch.</text:span></text:p>
      <text:p text:style-name="P38"/>
      <text:p text:style-name="P38"><text:soft-page-break/><text:span text:style-name="T16">-</text:span>Index: <text:span text:style-name="T16">Un index es un conjunto de docs con características similares. Ejemplo de tres indices: (Datos cliente, catálogo de productos, datos de pedido).</text:span></text:p>
      <text:p text:style-name="P34">Un index se identifica por un nombre, el cual debe estar en mayúsculas.</text:p>
      <text:p text:style-name="P38"/>
      <text:p text:style-name="P38"><text:span text:style-name="T16">-</text:span><text:span text:style-name="T25">Type: </text:span><text:span text:style-name="T17">D'entro de cada index, se pueden definir varias types, un type es una categoría/partición lógica de su index. Se utiliza para un conjunto de documentos con claras similitudes.</text:span></text:p>
      <text:p text:style-name="P38"/>
      <text:p text:style-name="P38"><text:span text:style-name="T17">-</text:span><text:span text:style-name="T25">Documento: </text:span><text:span text:style-name="T17">Unidad básica de información que puede ser indexada. Se expresa en JSON.Un documento se tiene que indexar/asignar a un type dentro de un index.</text:span></text:p>
      <text:p text:style-name="P38"/>
      <text:p text:style-name="P38"><text:span text:style-name="T17">-</text:span><text:span text:style-name="T25">Shards and replicas: </text:span><text:span text:style-name="T17">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39"><text:span text:style-name="T17">E</text:span><text:span text:style-name="T16">sto también aumenta el rendimiento.</text:span></text:p>
      <text:p text:style-name="P39"/>
      <text:p text:style-name="P50">Cluster Health:</text:p>
      <text:p text:style-name="P29">Utilitzaremos curls para interactuar con elasticsearch, pero podemos utilizar cualquier herramienta que nos permita hacer llamadas HTTP / REST.</text:p>
      <text:p text:style-name="P29"/>
      <text:p text:style-name="P29">Ahora ejecutaremos una orden para recibir información básica del cluster, como el nombre, número de nodos, status...</text:p>
      <text:p text:style-name="P141">curl 'localhost:9200/_cat/health?v' </text:p>
      <text:p text:style-name="P29"/>
      <text:p text:style-name="P29">El state puede tener tres estados:</text:p>
      <text:p text:style-name="P29">green: Todo correcto (Completamente funcional)</text:p>
      <text:p text:style-name="P29">yellow: Todos los datos están disponibles pero hay algunas replicas sin assignar, (Completamente funcional)</text:p>
      <text:p text:style-name="P29">red: Algunos datos no están disponibles. (Parcialmente funcional)</text:p>
      <text:p text:style-name="P29"/>
      <text:p text:style-name="P29">Llista de nodes del cluster:</text:p>
      <text:p text:style-name="P60">curl 'localhost:9200/_cat/nodes?v'</text:p>
      <text:p text:style-name="P60"/>
      <text:p text:style-name="P105">List All Indices: </text:p>
      <text:p text:style-name="P107"><text:a xlink:type="simple" xlink:href="https://www.elastic.co/guide/en/elasticsearch/reference/current/_list_all_indices.html">https://www.elastic.co/guide/en/elasticsearch/reference/current/_list_all_indices.html</text:a></text:p>
      <text:p text:style-name="P107"/>
      <text:p text:style-name="P106">Lista los indices de elasticsearch:</text:p>
      <text:p text:style-name="P120">curl 'localhost:9200/_cat/indices?v'</text:p>
      <text:p text:style-name="P62"/>
      <text:p text:style-name="P51">Create an index:</text:p>
      <text:p text:style-name="P35"><text:a xlink:type="simple" xlink:href="https://www.elastic.co/guide/en/elasticsearch/reference/current/_create_an_index.html">https://www.elastic.co/guide/en/elasticsearch/reference/current/_create_an_index.html</text:a></text:p>
      <text:p text:style-name="P35"/>
      <text:p text:style-name="P146">Crear index anomenat “alumne”:</text:p>
      <text:p text:style-name="P146"/>
      <text:p text:style-name="P147">curl -XPUT 'localhost:9200/alumno?pretty'</text:p>
      <text:p text:style-name="P148"/>
      <text:p text:style-name="P148">I si tornem a llistar-los veurem que apareix el nou index de nom “alumno”</text:p>
      <text:p text:style-name="P148">“<text:span text:style-name="T31">pretty” fa que es mostri la sortida en format JSON ben tabulat.</text:span></text:p>
      <text:p text:style-name="P148"/>
      <text:p text:style-name="P149">El health del index serà yellow, ja que per defecte elasticsearch crea una replica, I al tenir nomes un node al cluster aquesta no pot ser assignada. Si aquesta s'asignes, el health sería green.</text:p>
      <text:p text:style-name="P149"/>
      <text:p text:style-name="P156"><text:soft-page-break/>Index and query a document</text:p>
      <text:p text:style-name="P152"/>
      <text:p text:style-name="P153">Introduir dades al nostre index:</text:p>
      <text:p text:style-name="P153"/>
      <text:p text:style-name="P160">curl -XPUT 'localhost:9200/customer/external/1?pretty' -d '</text:p>
      <text:p text:style-name="P159">{</text:p>
      <text:p text:style-name="P159"><text:s text:c="2"/>"name": "<text:span text:style-name="T33">Kevin Ramos</text:span>"</text:p>
      <text:p text:style-name="P168">}'</text:p>
      <text:p text:style-name="P150">Ara al consultar l'index veiem que apareix la entrada afegida:</text:p>
      <text:p text:style-name="P161"/>
      <text:p text:style-name="P160">curl -XGET 'localhost:9200/customer/external/1?pretty'</text:p>
      <text:p text:style-name="P148"/>
      <text:p text:style-name="P157">Delete an Index</text:p>
      <text:p text:style-name="P154"/>
      <text:p text:style-name="P154">Per esborrar un index:</text:p>
      <text:p text:style-name="P163">curl -XDELETE 'localhost:9200/customer?pretty'</text:p>
      <text:p text:style-name="P163"/>
      <text:p text:style-name="P158">Modifying your data</text:p>
      <text:p text:style-name="P151">Elasticsearch, ofereix manipulació de dades en real time, pot haver un interval d'1 segon des de que s'indexen, modifiquen o borren les dades fins que apareixen a la consulta.</text:p>
      <text:p text:style-name="P151"/>
      <text:p text:style-name="P155">Indexing/replacing documents</text:p>
      <text:p text:style-name="P151"/>
      <text:p text:style-name="P167"><text:span text:style-name="T28">Pots substituir index ja creats de la mateixa manera que es creen, introdueixes el id en la query “PUT”, I la key amb el value que substituira l'anterior:</text:span></text:p>
      <text:p text:style-name="P166"/>
      <text:p text:style-name="P162">curl -XPUT 'localhost:9200/customer/external/1?pretty' -d '</text:p>
      <text:p text:style-name="P165">{</text:p>
      <text:p text:style-name="P165"><text:s text:c="2"/>"name": "Jane Doe"</text:p>
      <text:p text:style-name="P187"><text:span text:style-name="T27">}'</text:span></text:p>
      <text:p text:style-name="P188">Si es canvia el valor del id (de 1 a 2), aquest afegira una nova entrada:</text:p>
      <text:p text:style-name="P170">curl -XPUT 'localhost:9200/customer/external/2?pretty' -d '</text:p>
      <text:p text:style-name="P164">{</text:p>
      <text:p text:style-name="P164"><text:s text:c="2"/>"name": "Jane Doe"</text:p>
      <text:p text:style-name="P169">}'</text:p>
      <text:p text:style-name="P175">La part id es opcional, si utilitzem el metode POST, elasticsearch genera un id aleatori:</text:p>
      <text:p text:style-name="P170">curl -XPOST 'localhost:9200/customer/external?pretty' -d '</text:p>
      <text:p text:style-name="P164">{</text:p>
      <text:p text:style-name="P164"><text:s text:c="2"/>"name": "<text:span text:style-name="T35">Kevin Ramos</text:span>"</text:p>
      <text:p text:style-name="P169">}'</text:p>
      <text:p text:style-name="P175">GET:</text:p>
      <text:p text:style-name="P170">curl -XGET 'localhost:9200/customer/external/<text:span text:style-name="T14">AVSFazSAW04LUiSIHd1e</text:span>?pretty'</text:p>
      <text:p text:style-name="P170"><text:soft-page-break/>{</text:p>
      <text:p text:style-name="P170"><text:s text:c="2"/>"_index" : "customer",</text:p>
      <text:p text:style-name="P170"><text:s text:c="2"/>"_type" : "external",</text:p>
      <text:p text:style-name="P170"><text:s/><text:span text:style-name="T14"><text:s/>"_id" : "AVSFazSAW04LUiSIHd1e",</text:span></text:p>
      <text:p text:style-name="P170"><text:s text:c="2"/>"_version" : 1,</text:p>
      <text:p text:style-name="P170"><text:s text:c="2"/>"found" : true,</text:p>
      <text:p text:style-name="P170"><text:s text:c="2"/>"_source" : {</text:p>
      <text:p text:style-name="P170"><text:s text:c="4"/>"name" : "Kevin Ramos"</text:p>
      <text:p text:style-name="P170"><text:s text:c="2"/>}</text:p>
      <text:p text:style-name="P170">}</text:p>
      <text:p text:style-name="P193">Updating Documents</text:p>
      <text:p text:style-name="P189">Elasticsearch també pot actualizar documents, hem de tenir en compte que cada cop que actualitzem un document, elasticsearch no realitza canvis en el doc que teníem, sino que l'elimina I crea un nou amb les modificacions.</text:p>
      <text:p text:style-name="P189">Exemple d'actualitzar:</text:p>
      <text:p text:style-name="P171">curl -XPOST 'localhost:9200/customer/external/1/_update?pretty' -d '</text:p>
      <text:p text:style-name="P159">{</text:p>
      <text:p text:style-name="P159"><text:s text:c="2"/>"doc": { "name": "Jane Doe", "age": 20 }</text:p>
      <text:p text:style-name="P168">}'</text:p>
      <text:p text:style-name="P177">Aquestes actualitzacions es poden dur a terme a traves de scripts.</text:p>
      <text:p text:style-name="P181">Scripting to elasticsearch:</text:p>
      <text:p text:style-name="P181"><text:a xlink:type="simple" xlink:href="https://www.elastic.co/guide/en/elasticsearch/reference/current/modules-scripting.html"><text:span text:style-name="T2">https://www.elastic.co/guide/en/elasticsearch/reference/current/modules-scripting.html</text:span></text:a></text:p>
      <text:p text:style-name="P184">Deleting data</text:p>
      <text:p text:style-name="P179">Elimina un document, el que te l'id 2</text:p>
      <text:p text:style-name="P177">curl -XDELETE 'localhost:9200/customer/external/2?pretty'</text:p>
      <text:p text:style-name="P196"><text:span text:style-name="T29">Amb el plugin </text:span><text:span text:style-name="Source_20_Text"><text:span text:style-name="T26">delete-by-query </text:span></text:span><text:span text:style-name="Source_20_Text"><text:span text:style-name="T30">es poden eliminar tots els docs que coincideixin amb una query.</text:span></text:span></text:p>
      <text:p text:style-name="P194">Batch Processing</text:p>
      <text:p text:style-name="P190">Elasticsearch pot realitzar cualsevol de les anteriors tasques per “lots”, veiem un exemple:</text:p>
      <text:p text:style-name="P190"><text:soft-page-break/>Creacó:</text:p>
      <text:p text:style-name="P173">curl -XPOST 'localhost:9200/customer/external/_bulk?pretty' -d '</text:p>
      <text:p text:style-name="P159">{"index":{"_id":"1"}}</text:p>
      <text:p text:style-name="P159">{"name": "John Doe" }</text:p>
      <text:p text:style-name="P159">{"index":{"_id":"2"}}</text:p>
      <text:p text:style-name="P159">{"name": "Jane Doe" }</text:p>
      <text:p text:style-name="P168">'</text:p>
      <text:p text:style-name="P176">Actualitzar I eliminar:</text:p>
      <text:p text:style-name="P174">curl -XPOST 'localhost:9200/customer/external/_bulk?pretty' -d '</text:p>
      <text:p text:style-name="P159">{"update":{"_id":"1"}}</text:p>
      <text:p text:style-name="P159">{"doc": { "name": "John Doe becomes Jane Doe" } }</text:p>
      <text:p text:style-name="P159">{"delete":{"_id":"2"}}</text:p>
      <text:p text:style-name="P168">'</text:p>
      <text:p text:style-name="P182">Exploring your data</text:p>
      <text:p text:style-name="P183"><text:a xlink:type="simple" xlink:href="https://www.elastic.co/guide/en/elasticsearch/reference/current/_exploring_your_data.html#_loading_the_sample_dataset"><text:span text:style-name="T2">https://www.elastic.co/guide/en/elasticsearch/reference/current/_exploring_your_data.html#_loading_the_sample_dataset</text:span></text:a></text:p>
      <text:p text:style-name="P178">Creem un fitxer json amb dades d'exemple (accounts.json)</text:p>
      <text:p text:style-name="P172">curl -XPOST 'localhost:9200/bank/account/_bulk?pretty' --data-binary "@accounts.json"</text:p>
      <text:p text:style-name="P180">Ara hem creat un nou index amb tota la informació del fitxer accounts.json.</text:p>
      <text:p text:style-name="P195">The search API</text:p>
      <text:p text:style-name="P191"/>
      <text:p text:style-name="P186"/>
      <text:p text:style-name="P195">Interficie grafica:</text:p>
      <text:p text:style-name="P192">Cal instalar el plugin “head”</text:p>
      <text:p text:style-name="P197"><text:a xlink:type="simple" xlink:href="http://localhost:9200/_plugin/head/"><text:span text:style-name="T32">http://localhost:9200/_plugin/head/</text:span></text:a></text:p>
      <text:p text:style-name="P197"/>
      <text:p text:style-name="P185"><text:span text:style-name="T34">Docs:</text:span></text:p>
      <text:p text:style-name="P31">https://www.elastic.co/guide/index.html</text:p>
      <text:p text:style-name="P93"/>
      <text:p text:style-name="P26">Video tutorials:</text:p>
      <text:p text:style-name="P2"><text:a xlink:type="simple" xlink:href="https://info.elastic.co/2016-03-AB-Test-Getting-Started-ES_Video.html?aliId=41276384"><text:span text:style-name="T24">https://info.elastic.co/2016-03-AB-Test-Getting-Started-ES_Video.html?aliId=41276384</text:span></text:a></text:p>
      <text:p text:style-name="P2"><text:a xlink:type="simple" xlink:href="https://www.elastic.co/webinars/elasticsearch-2-0-overview?baymax=rtp&amp;storm=cta1&amp;elektra=dlthankyou&amp;iesrc=ctr"><text:span text:style-name="T24">https://www.elastic.co/webinars/elasticsearch-2-0-overview?baymax=rtp&amp;storm=cta1&amp;elektra=dlthankyou&amp;iesrc=ctr</text:span></text:a></text:p>
      <text:p text:style-name="P26"><text:soft-page-break/></text:p>
      <text:p text:style-name="P19">Install:</text:p>
      <text:p text:style-name="P5"><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17"/>
      <text:p text:style-name="P26">port 9200</text:p>
      <text:p text:style-name="P12"/>
      <text:p text:style-name="P27">Tutorial:</text:p>
      <text:p text:style-name="P3"><text:a xlink:type="simple" xlink:href="https://www.adictosaltrabajo.com/tutoriales/primeros-pasos-elasticsearch/"><text:span text:style-name="T24">https://www.adictosaltrabajo.com/tutoriales/primeros-pasos-elasticsearch/</text:span></text:a></text:p>
      <text:p text:style-name="P27"/>
      <text:p text:style-name="P19"/>
      <text:p text:style-name="P95">Kibana:</text:p>
      <text:p text:style-name="P6"><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28"/>
      <text:p text:style-name="P108"><text:span text:style-name="Source_20_Text"><text:span text:style-name="T24">vi /etc/yum.repos.d/kibana.repo</text:span></text:span></text:p>
      <text:p text:style-name="P113">Afegir:</text:p>
      <text:p text:style-name="P108"><text:span text:style-name="Source_20_Text"><text:span text:style-name="T24">[kibana-4.4]</text:span></text:span></text:p>
      <text:p text:style-name="Preformatted_20_Text"><text:span text:style-name="Source_20_Text"><text:span text:style-name="T24">name=Kibana repository for 4.4.x packages</text:span></text:span></text:p>
      <text:p text:style-name="Preformatted_20_Text"><text:span text:style-name="Source_20_Text"><text:span text:style-name="T24">baseurl=http://packages.elastic.co/kibana/4.4/centos</text:span></text:span></text:p>
      <text:p text:style-name="Preformatted_20_Text"><text:span text:style-name="Source_20_Text"><text:span text:style-name="T24">gpgcheck=1</text:span></text:span></text:p>
      <text:p text:style-name="Preformatted_20_Text"><text:span text:style-name="Source_20_Text"><text:span text:style-name="T24">gpgkey=http://packages.elastic.co/GPG-KEY-elasticsearch</text:span></text:span></text:p>
      <text:p text:style-name="P122"><text:span text:style-name="Source_20_Text"><text:span text:style-name="T24">enabled=1</text:span></text:span></text:p>
      <text:p text:style-name="P109"><text:span text:style-name="Source_20_Text"><text:span text:style-name="T24">sudo yum -y install kibana</text:span></text:span></text:p>
      <text:p text:style-name="P12"/>
      <text:p text:style-name="P109"><text:span text:style-name="Source_20_Text"><text:span text:style-name="T24">sudo vi /opt/kibana/config/kibana.yml</text:span></text:span></text:p>
      <text:p text:style-name="P12"/>
      <text:p text:style-name="P109"><text:span text:style-name="Source_20_Text"><text:span text:style-name="T24">server.host: "localhost"</text:span></text:span></text:p>
      <text:p text:style-name="P12"/>
      <text:p text:style-name="P109"><text:span text:style-name="Source_20_Text"><text:span text:style-name="T24">sudo systemctl start kibana</text:span></text:span></text:p>
      <text:p text:style-name="P122"><text:span text:style-name="Source_20_Text"><text:span text:style-name="T24">sudo chkconfig kibana on</text:span></text:span></text:p>
      <text:p text:style-name="P12"/>
      <text:p text:style-name="P96">ELK</text:p>
      <text:p text:style-name="P87"><text:a xlink:type="simple" xlink:href="http://elmanytas.es/?q=node/318">http://elmanytas.es/?q=node/318</text:a><text:span text:style-name="T4"> part 1</text:span></text:p>
      <text:p text:style-name="P96"/>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2:07:50.995368063</meta:creation-date>
    <dc:date>2016-05-06T12:56:19.440197697</dc:date>
    <meta:editing-duration>PT12H7M13S</meta:editing-duration>
    <meta:editing-cycles>27</meta:editing-cycles>
    <meta:generator>LibreOffice/4.2.8.2$Linux_X86_64 LibreOffice_project/420$Build-2</meta:generator>
    <dc:creator>isx47752902 </dc:creator>
    <meta:document-statistic meta:table-count="0" meta:image-count="0" meta:object-count="0" meta:page-count="12" meta:paragraph-count="348" meta:word-count="2472" meta:character-count="19247" meta:non-whitespace-character-count="16896"/>
  </office:meta>
</office:document-meta>
</file>